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onboarding-protocol"/>Onboarding Protocol<text:bookmark-end text:name="onboarding-protocol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1/onboarding-protocol" office:name=""><text:span text:style-name="Definition">https://blueprint.ecohubs.community/articles/rcos-templates/layer-1/onboarding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2-entry-and-onboarding" office:name=""><text:span text:style-name="Definition">§3.2</text:span></text:a>, <text:a xlink:type="simple" xlink:href="https://blueprint.ecohubs.community/articles/rcos-core/v0-1/layer-1-membership-system#33-trial-and-evaluation" office:name=""><text:span text:style-name="Definition">§3.3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admission-criteria"/>Admission Criteria<text:bookmark-end text:name="admission-criteria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4</text:span></text:span></text:a></text:p>
      <text:p text:style-name="P3"><text:span text:style-name="T1">Rationale — Why write down who gets in</text:span></text:p>
      <text:p text:style-name="P3">Admission is the moment a stranger becomes bound by — and protected by — the community’s rules. If the criteria are informal, the decision collapses into whoever happens to like the applicant. Written criteria make admission a governance act, not a social favor, and make rejection defensible on grounds the community can point to.</text:p>
      <text:p text:style-name="P4"><text:span text:style-name="T1">Instructions — How to fill this in</text:span></text:p>
      <text:p text:style-name="P4">State the explicit conditions under which an applicant may be admitted. Each criterion should be testable from the application itself or from an external check.</text:p>
      <text:list text:style-name="L3">
        <text:list-item>
          <text:p text:style-name="P5"><text:span text:style-name="T2">&lt;Criterion 1, e.g. alignment with the primary purpose and Layer 0 identity constraints.&gt;</text:span></text:p>
        </text:list-item>
        <text:list-item>
          <text:p text:style-name="P5"><text:span text:style-name="T2">&lt;Criterion 2, e.g. willingness to actively contribute in at least one recognized category.&gt;</text:span></text:p>
        </text:list-item>
        <text:list-item>
          <text:p text:style-name="P5"><text:span text:style-name="T2">&lt;Criterion 3, e.g. no prior forced exit or rejection within the last X months.&gt;</text:span></text:p>
        </text:list-item>
        <text:list-item>
          <text:p text:style-name="P5"><text:span text:style-name="T2">&lt;Criterion 4, e.g. completion of the application form in good faith — no misrepresentation.&gt;</text:span></text:p>
        </text:list-item>
      </text:list>
      <text:h text:style-name="Heading_20_2" text:outline-level="2"><text:bookmark-start text:name="onboarding-steps"/>Onboarding Steps<text:bookmark-end text:name="onboarding-steps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2</text:span></text:span></text:a></text:p>
      <text:p text:style-name="P6"><text:span text:style-name="T1">Rationale — Why make the process a fixed sequence</text:span></text:p>
      <text:p text:style-name="P6">Consent to governance only means something if the member has actually seen the governance. A fixed sequence — review, consent, technical setup — ensures every Full Member crossed the same threshold in the same order, so nobody slips into full rights without having encountered the constraints that come with them.</text:p>
      <text:p text:style-name="P7"><text:span text:style-name="T1">Instructions — How to fill this in</text:span></text:p>
      <text:p text:style-name="P7">List the ordered steps every new member must complete to move from applicant to Full Member. Include explicit consent steps and any tooling/access provisioning required.</text:p>
      <text:list text:style-name="L4">
        <text:list-item>
          <text:p text:style-name="P8"><text:span text:style-name="T2">&lt;Step 1, e.g. review all Layer 0–6 artifacts and this onboarding protocol.&gt;</text:span></text:p>
        </text:list-item>
        <text:list-item>
          <text:p text:style-name="P8"><text:span text:style-name="T2">&lt;Step 2, e.g. explicitly consent to the Membership Agreement and Layer 0 identity constraints.&gt;</text:span></text:p>
        </text:list-item>
        <text:list-item>
          <text:p text:style-name="P8"><text:span text:style-name="T2">&lt;Step 3, e.g. set up required tooling (wallet, accounts, identity).&gt;</text:span></text:p>
        </text:list-item>
        <text:list-item>
          <text:p text:style-name="P8"><text:span text:style-name="T2">&lt;Step 4, e.g. join member-only communication channels.&gt;</text:span></text:p>
        </text:list-item>
        <text:list-item>
          <text:p text:style-name="P8"><text:span text:style-name="T2">&lt;Step 5, e.g. be granted any required permissions for governance participation.&gt;</text:span></text:p>
        </text:list-item>
        <text:list-item>
          <text:p text:style-name="P8"><text:span text:style-name="T2">&lt;Step 6, e.g. onboarding completion recorded — membership state transitions to Full Member.&gt;</text:span></text:p>
        </text:list-item>
      </text:list>
      <text:h text:style-name="Heading_20_2" text:outline-level="2"><text:bookmark-start text:name="initial-membership-state"/>Initial Membership State<text:bookmark-end text:name="initial-membership-state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/text:p>
      <text:p text:style-name="P9"><text:span text:style-name="T1">Rationale — Why assign a state at the end of onboarding</text:span></text:p>
      <text:p text:style-name="P9">Between “applicant approved” and “fully integrated” there is a real gap — permissions, access, and expectations all change. Declaring the exact state a new member holds at each step removes ambiguity about what they can do right now, and prevents unintentional grants of rights before onboarding is complete.</text:p>
      <text:p text:style-name="P10"><text:span text:style-name="T1">Instructions — How to fill this in</text:span></text:p>
      <text:p text:style-name="P10">State the membership states a member transitions through during onboarding, and what triggers each transition. Reference the Membership State Registry.</text:p>
      <text:list text:style-name="L5">
        <text:list-item>
          <text:p text:style-name="P11">On approval: <text:span text:style-name="T2">&lt;e.g. Trial Member.&gt;</text:span></text:p>
        </text:list-item>
        <text:list-item>
          <text:p text:style-name="P11">On onboarding completion: <text:span text:style-name="T2">&lt;e.g. Full Member (automatic upon completion).&gt;</text:span></text:p>
        </text:list-item>
      </text:list>
      <text:h text:style-name="Heading_20_2" text:outline-level="2"><text:bookmark-start text:name="trial-and-evaluation"/>Trial and Evaluation<text:bookmark-end text:name="trial-and-evaluation"/></text:h>
      <text:p text:style-name="First_20_paragraph"><text:span text:style-name="T2">RCOS clauses: </text:span><text:a xlink:type="simple" xlink:href="https://blueprint.ecohubs.community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4</text:span></text:span></text:a></text:p>
      <text:p text:style-name="P12"><text:span text:style-name="T1">Rationale — Why bound the trial period</text:span></text:p>
      <text:p text:style-name="P12">An unbounded trial is a second-class membership that never ends — all obligations, fewer rights. Fixing the duration, the criteria, and the failure path forces a decision point: either the new member transitions into full standing or a defined exit runs. It prevents the trial state from becoming a permanent holding pen.</text:p>
      <text:p text:style-name="P13"><text:span text:style-name="T1">Instructions — How to fill this in</text:span></text:p>
      <text:p text:style-name="P13">Define the duration, evaluation criteria, transition decision, grace period, failure path, and any extension rules. Trial rights are defined in the Membership State Registry.</text:p>
      <text:list text:style-name="L6">
        <text:list-item>
          <text:p text:style-name="P14"><text:span text:style-name="T1">Duration:</text:span> <text:span text:style-name="T2">&lt;e.g. 30 days from approval.&gt;</text:span></text:p>
        </text:list-item>
        <text:list-item>
          <text:p text:style-name="P14"><text:span text:style-name="T1">Evaluation criteria:</text:span> <text:span text:style-name="T2">&lt;e.g. all onboarding steps completed and recorded.&gt;</text:span></text:p>
        </text:list-item>
        <text:list-item>
          <text:p text:style-name="P14"><text:span text:style-name="T1">Transition decision:</text:span> <text:span text:style-name="T2">&lt;e.g. automatic on completion; or vote-based.&gt;</text:span></text:p>
        </text:list-item>
        <text:list-item>
          <text:p text:style-name="P14"><text:span text:style-name="T1">Grace period:</text:span> <text:span text:style-name="T2">&lt;e.g. additional X days if onboarding not complete on time.&gt;</text:span></text:p>
        </text:list-item>
        <text:list-item>
          <text:p text:style-name="P14"><text:span text:style-name="T1">Failure to complete:</text:span> <text:span text:style-name="T2">&lt;e.g. exit process triggered automatically after total period elapses.&gt;</text:span></text:p>
        </text:list-item>
        <text:list-item>
          <text:p text:style-name="P14"><text:span text:style-name="T1">Extension:</text:span> <text:span text:style-name="T2">&lt;e.g. one-time X-day extension on request.&gt;</text:span></text:p>
        </text:list-item>
        <text:list-item>
          <text:p text:style-name="P14"><text:span text:style-name="T1">Rights during trial:</text:span> </text:p>
        </text:list-item>
        <text:list-item>
          <text:p text:style-name="P14"><text:span text:style-name="T1">Re-application block:</text:span> <text:span text:style-name="T2">&lt;e.g. members exited due to incomplete onboarding may not reapply for X months.&gt;</text:span></text:p>
        </text:list-item>
      </text:list>
      <text:h text:style-name="Heading_20_2" text:outline-level="2"><text:bookmark-start text:name="completion-record"/>Completion Record<text:bookmark-end text:name="completion-record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15"><text:span text:style-name="T1">Rationale — Why keep the record permanent</text:span></text:p>
      <text:p text:style-name="P15">The completion record is the evidence that a member consented to a specific version of the rules on a specific date. Losing or editing it would make it impossible to answer, months or years later, “what exactly did they agree to?” — which is the only question that matters when a dispute arrives.</text:p>
      <text:p text:style-name="P16"><text:span text:style-name="T1">Instructions — How to fill this in</text:span></text:p>
      <text:p text:style-name="P16">State where the completion record is kept, what it captures (timestamp, artifact versions consented to), and the retention rule.</text:p>
      <text:p text:style-name="First_20_paragraph"><text:span text:style-name="T2">&lt;Description of the onboarding completion record — where it lives, what it captures, and that it is retained permanently after exit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17"><text:span text:style-name="T1">Adopted:</text:span> </text:p>
        </text:list-item>
        <text:list-item>
          <text:p text:style-name="P17"><text:span text:style-name="T1">Decision type:</text:span> Strategic</text:p>
        </text:list-item>
        <text:list-item>
          <text:p text:style-name="P17"><text:span text:style-name="T1">Version:</text:span> </text:p>
        </text:list-item>
        <text:list-item>
          <text:p text:style-name="P17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5Z</meta:creation-date>
    <dc:date>2026-04-27T19:56:35Z</dc:date>
    <meta:user-defined meta:name="title-meta" meta:value-type="string">Onboarding Protocol</meta:user-defined>
  </office:meta>
</office:document-meta>
</file>